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co1" style:family="table-column">
      <style:table-column-properties style:column-width="8.665cm" style:use-optimal-column-width="false"/>
    </style:style>
    <style:style style:name="co2" style:family="table-column">
      <style:table-column-properties style:column-width="8.67cm" style:use-optimal-column-width="false"/>
    </style:style>
    <style:style style:name="co3" style:family="table-column">
      <style:table-column-properties style:column-width="12.599cm" style:use-optimal-column-width="false"/>
    </style:style>
    <style:style style:name="co4" style:family="table-column">
      <style:table-column-properties style:column-width="12.6cm" style:use-optimal-column-width="false"/>
    </style:style>
    <style:style style:name="co5" style:family="table-column">
      <style:table-column-properties style:column-width="7.645cm" style:use-optimal-column-width="false"/>
    </style:style>
    <style:style style:name="co6" style:family="table-column">
      <style:table-column-properties style:column-width="7.648cm" style:use-optimal-column-width="false"/>
    </style:style>
    <style:style style:name="co7" style:family="table-column">
      <style:table-column-properties style:column-width="2.055cm" style:use-optimal-column-width="false"/>
    </style:style>
    <style:style style:name="co8" style:family="table-column">
      <style:table-column-properties style:column-width="22.41cm" style:use-optimal-column-width="false"/>
    </style:style>
    <style:style style:name="ro1" style:family="table-row">
      <style:table-row-properties style:row-height="1.048cm"/>
    </style:style>
    <style:style style:name="ro2" style:family="table-row">
      <style:table-row-properties style:row-height="2.394cm"/>
    </style:style>
    <style:style style:name="ro3" style:family="table-row">
      <style:table-row-properties style:row-height="1.683cm"/>
    </style:style>
    <style:style style:name="ro4" style:family="table-row">
      <style:table-row-properties style:row-height="0.972cm"/>
    </style:style>
    <style:style style:name="ro5" style:family="table-row">
      <style:table-row-properties style:row-height="0.937cm"/>
    </style:style>
    <style:style style:name="ro6" style:family="table-row">
      <style:table-row-properties style:row-height="1.434cm"/>
    </style:style>
    <style:style style:name="ro7" style:family="table-row">
      <style:table-row-properties style:row-height="1.158cm"/>
    </style:style>
    <style:style style:name="ro8" style:family="table-row">
      <style:table-row-properties style:row-height="1.161cm"/>
    </style:style>
    <style:style style:name="ro9" style:family="table-row">
      <style:table-row-properties style:row-height="2.667cm"/>
    </style:style>
    <style:style style:name="ro10" style:family="table-row">
      <style:table-row-properties style:row-height="1.711cm"/>
    </style:style>
    <style:style style:name="ro11" style:family="table-row">
      <style:table-row-properties style:row-height="2.435cm"/>
    </style:style>
    <style:style style:name="ro12" style:family="table-row">
      <style:table-row-properties style:row-height="0.991cm"/>
    </style:style>
    <style:style style:name="ro13" style:family="table-row">
      <style:table-row-properties style:row-height="0.997cm"/>
    </style:style>
    <style:style style:name="ro14" style:family="table-row">
      <style:table-row-properties style:row-height="1.726cm"/>
    </style:style>
    <style:style style:name="ro15" style:family="table-row">
      <style:table-row-properties style:row-height="2.413cm"/>
    </style:style>
    <style:style style:name="ro16" style:family="table-row">
      <style:table-row-properties style:row-height="4.178cm"/>
    </style:style>
    <style:style style:name="ro17" style:family="table-row">
      <style:table-row-properties style:row-height="4.184cm"/>
    </style:style>
    <style:style style:name="ce1" style:family="table-cell">
      <style:graphic-properties style:repeat="repeat"/>
      <style:text-properties fo:font-size="20pt" style:font-size-asian="20pt" style:font-size-complex="20pt"/>
    </style:style>
    <style:style style:name="ce2" style:family="table-cell">
      <style:graphic-properties style:repeat="repeat"/>
      <style:text-properties fo:font-size="18pt" style:font-size-asian="18pt" style:font-size-complex="18pt"/>
    </style:style>
    <style:style style:name="ce3" style:family="table-cell">
      <style:graphic-properties style:repeat="repeat"/>
      <style:paragraph-properties fo:text-align="justify"/>
      <style:text-properties fo:font-size="18pt" style:font-size-asian="18pt" style:font-size-complex="18pt"/>
    </style:style>
    <style:style style:name="ce4" style:family="table-cell">
      <style:graphic-properties style:repeat="repeat"/>
    </style:style>
    <style:style style:name="ce5" style:family="table-cell">
      <style:graphic-properties style:repeat="repeat"/>
      <style:paragraph-properties fo:text-align="start"/>
      <style:text-properties fo:font-size="18pt" style:font-size-asian="18pt" style:font-size-complex="18pt"/>
    </style:style>
    <style:style style:name="ce6" style:family="table-cell">
      <style:graphic-properties style:repeat="repeat"/>
      <style:text-properties fo:font-size="24pt" fo:font-weight="bold" style:font-size-asian="24pt" style:font-weight-asian="bold" style:font-size-complex="24pt" style:font-weight-complex="bold"/>
    </style:style>
    <style:style style:name="ce7" style:family="table-cell">
      <style:graphic-properties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20pt"/>
    </style:style>
    <style:style style:name="P3" style:family="paragraph">
      <style:paragraph-properties fo:text-align="justify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de" fo:country="DE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EEG-Stammdat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EG-Stammdaten</text:p>
          </draw:text-box>
        </draw:frame>
        <draw:frame presentation:style-name="pr4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>EEG-Stammdaten</text:p>
                <text:list>
                  <text:list-item>
                    <text:p>Leistungs- und Standortinformationen von Energie erzeugenden Anlagen nach EEG</text:p>
                  </text:list-item>
                  <text:list-item>
                    <text:p>weitere Informationen, bspw. Inbetriebnahmedatum, Energieträger, etc.</text:p>
                  </text:list-item>
                  <text:list-item>
                    <text:p>Jede Anlage eindeutig durch Anlagenummer/Anlageschlüssel bestimmt</text:p>
                    <text:list>
                      <text:list-item>
                        <text:p>33-stellig</text:p>
                      </text:list-item>
                      <text:list-item>
                        <text:p>enthält u.a. Betriebsnummer des Netzbereibers, Netznummer, netzbetreiberspezifische Bezeichnung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EG-Stammdaten - Quellen</text:p>
          </draw:text-box>
        </draw:frame>
        <draw:frame presentation:style-name="pr4" draw:layer="layout" svg:width="25.2cm" svg:height="14.286cm" svg:x="1.4cm" svg:y="4.914cm" presentation:class="outline" presentation:user-transformed="true">
          <draw:text-box>
            <text:list text:style-name="L2">
              <text:list-item>
                <text:p>Genutzte Stammdaten-Quellen</text:p>
                <text:list>
                  <text:list-item>
                    <text:p>50Hertz [1]</text:p>
                    <text:list>
                      <text:list-item>
                        <text:p>Übertragungsnetzbetreiber </text:p>
                      </text:list-item>
                      <text:list-item>
                        <text:p>CSV-Export mit Filtermöglichkeit</text:p>
                      </text:list-item>
                    </text:list>
                  </text:list-item>
                  <text:list-item>
                    <text:p>eeg-kwk.net [2]</text:p>
                    <text:list>
                      <text:list-item>
                        <text:p>Informationsportal der Übertragungsnetzbetreiber</text:p>
                      </text:list-item>
                      <text:list-item>
                        <text:p>Stammdaten aller Übertragungsnetzbetreiber</text:p>
                      </text:list-item>
                      <text:list-item>
                        <text:p>Download als CSV</text:p>
                      </text:list-item>
                    </text:list>
                  </text:list-item>
                  <text:list-item>
                    <text:p>Mitteldeutsche Netzgesellschaft Strom mbH [3]</text:p>
                    <text:list>
                      <text:list-item>
                        <text:p>Netzbetreiber</text:p>
                      </text:list-item>
                      <text:list-item>
                        <text:p>Download als PDF</text:p>
                      </text:list-item>
                    </text:list>
                  </text:list-item>
                  <text:list-item>
                    <text:p>Netz Leipzig GmbH [4]</text:p>
                    <text:list>
                      <text:list-item>
                        <text:p>Netzbetreiber</text:p>
                      </text:list-item>
                      <text:list-item>
                        <text:p>Download als PDF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EG-Stammdaten - Quantität</text:p>
          </draw:text-box>
        </draw:frame>
        <draw:frame draw:style-name="standard" draw:layer="layout" svg:width="25.999cm" svg:height="8.49cm" svg:x="1.116cm" svg:y="5.28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">Datensatz-Quelle</text:span></text:p>
              </table:table-cell>
              <table:table-cell>
                <text:p><text:span text:style-name="T2">Anlagen insgesamt</text:span></text:p>
              </table:table-cell>
              <table:table-cell>
                <text:p><text:span text:style-name="T2">Anlagen nur in Leipzig</text:span></text:p>
              </table:table-cell>
            </table:table-row>
            <table:table-row table:style-name="ro2" table:default-cell-style-name="ce3">
              <table:table-cell table:style-name="ce2">
                <text:p><text:span text:style-name="T3">50Hertz.com</text:span></text:p>
                <text:p><text:span text:style-name="T3">Filter: nur Anlagen aus Sachsen</text:span></text:p>
              </table:table-cell>
              <table:table-cell>
                <text:p text:style-name="P3"><text:span text:style-name="T3">30217</text:span></text:p>
              </table:table-cell>
              <table:table-cell>
                <text:p text:style-name="P3"><text:span text:style-name="T3">1319</text:span></text:p>
                <text:p text:style-name="P3"><text:span text:style-name="T3">(davon 122 von 2013)</text:span></text:p>
              </table:table-cell>
            </table:table-row>
            <table:table-row table:style-name="ro2" table:default-cell-style-name="ce3">
              <table:table-cell>
                <text:p text:style-name="P3"><text:span text:style-name="T3">eeg-kwk.net</text:span></text:p>
                <text:p text:style-name="P3"><text:span text:style-name="T3">nur Anlagen aus 50Hertz Netz</text:span></text:p>
              </table:table-cell>
              <table:table-cell>
                <text:p text:style-name="P3"><text:span text:style-name="T3">117598</text:span></text:p>
              </table:table-cell>
              <table:table-cell>
                <text:p text:style-name="P3"><text:span text:style-name="T3">1217</text:span></text:p>
              </table:table-cell>
            </table:table-row>
            <table:table-row table:style-name="ro3" table:default-cell-style-name="ce3">
              <table:table-cell table:style-name="ce2">
                <text:p><text:span text:style-name="T3">Mitteldeutsche Netzgesellschaft Strom mbH</text:span></text:p>
              </table:table-cell>
              <table:table-cell>
                <text:p text:style-name="P3"><text:span text:style-name="T3">31190</text:span></text:p>
              </table:table-cell>
              <table:table-cell>
                <text:p text:style-name="P3"><text:span text:style-name="T3">579</text:span></text:p>
              </table:table-cell>
            </table:table-row>
            <table:table-row table:style-name="ro4" table:default-cell-style-name="ce3">
              <table:table-cell>
                <text:p text:style-name="P3"><text:span text:style-name="T3">Netz Leipzig GmbH</text:span></text:p>
              </table:table-cell>
              <table:table-cell>
                <text:p text:style-name="P3"><text:span text:style-name="T3">638</text:span></text:p>
              </table:table-cell>
              <table:table-cell>
                <text:p text:style-name="P3"><text:span text:style-name="T3">61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alle Stammdaten von 2012, außer 50Hertz </text:p>
              </text:list-item>
              <text:list-item>
                <text:p>Insgesamt 1335 unterschiedliche Anlagen in Leipzi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EG-Stammdaten - Qualitä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terschiedliche Information über Anlagen</text:p>
              </text:list-item>
            </text:list>
          </draw:text-box>
        </draw:frame>
        <draw:frame draw:style-name="standard" draw:layer="layout" svg:width="25.198cm" svg:height="13.415cm" svg:x="1.202cm" svg:y="6.54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>
              <table:table-cell table:style-name="ce4">
                <text:p>Datensatz</text:p>
                <text:p><text:span text:style-name="T4"/></text:p>
              </table:table-cell>
              <table:table-cell table:style-name="ce2">
                <text:p><text:span text:style-name="T3">Attribute</text:span></text:p>
              </table:table-cell>
            </table:table-row>
            <table:table-row table:style-name="ro5">
              <table:table-cell table:style-name="ce2">
                <text:p><text:span text:style-name="T3">Gemeinsame Attribute aller Datensätze</text:span></text:p>
              </table:table-cell>
              <table:table-cell table:style-name="ce4">
                <text:p>Anlagennummer, Ort, Strasse, Bundesland, Nennleistung, Einspeisungsebene, Energieträger, Datum der Inbetriebnahme</text:p>
              </table:table-cell>
            </table:table-row>
            <table:table-row table:style-name="ro5" table:default-cell-style-name="ce4">
              <table:table-cell>
                <text:p>50Hertz</text:p>
              </table:table-cell>
              <table:table-cell>
                <text:p>Biomasseanlagen: KWK-Anteil, Technologie</text:p>
              </table:table-cell>
            </table:table-row>
            <table:table-row table:style-name="ro5" table:default-cell-style-name="ce4">
              <table:table-cell>
                <text:p>eeg-kwk.net</text:p>
              </table:table-cell>
              <table:table-cell>
                <text:p>Übertragungsnetzbetreiber,Netzbetreiber, Netzbetreiber Betriebsnummer, leistungsgemessene Anlage, Regelbarkeit, Zeitpunkt des Netzzuganges, Zeitpunkt des Netzabganges, Zeitpunkt der Außerbetriebnahme</text:p>
              </table:table-cell>
            </table:table-row>
            <table:table-row table:style-name="ro5">
              <table:table-cell table:style-name="ce5">
                <text:p text:style-name="P4"><text:span text:style-name="T3">Mitteldeutsche Netzgesellschaft Strom mbH</text:span></text:p>
              </table:table-cell>
              <table:table-cell table:style-name="ce4">
                <text:p text:style-name="P3">Zeitreihentyp</text:p>
              </table:table-cell>
            </table:table-row>
            <table:table-row table:style-name="ro5" table:default-cell-style-name="ce4">
              <table:table-cell>
                <text:p text:style-name="P3">Netz Leipzig GmbH</text:p>
              </table:table-cell>
              <table:table-cell>
                <text:p text:style-name="P3">Zeitpunkt der Außerbetriebnahme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EG-Stammdaten - Qualitä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onflikte zwischen Datensätze</text:p>
                <text:list>
                  <text:list-item>
                    <text:p>Abweichende Werte für Anlageninformationen</text:p>
                  </text:list-item>
                  <text:list-item>
                    <text:p>Problem: Welcher Wert ist der Richtige?</text:p>
                  </text:list-item>
                  <text:list-item>
                    <text:p>656 Konflikte</text:p>
                  </text:list-item>
                </text:list>
              </text:list-item>
            </text:list>
          </draw:text-box>
        </draw:frame>
        <draw:frame draw:style-name="standard" draw:layer="layout" svg:width="25.198cm" svg:height="8.384cm" svg:x="1.61cm" svg:y="11.14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6" table:default-cell-style-name="ce6">
              <table:table-cell>
                <text:p><text:span text:style-name="T5">Attribut</text:span></text:p>
              </table:table-cell>
              <table:table-cell>
                <text:p><text:span text:style-name="T5">Anzahl der Konflikte</text:span></text:p>
              </table:table-cell>
            </table:table-row>
            <table:table-row table:style-name="ro7" table:default-cell-style-name="ce4">
              <table:table-cell>
                <text:p>Leistung <text:s/></text:p>
              </table:table-cell>
              <table:table-cell>
                <text:p>618</text:p>
              </table:table-cell>
            </table:table-row>
            <table:table-row table:style-name="ro7" table:default-cell-style-name="ce4">
              <table:table-cell>
                <text:p>Energieträger</text:p>
              </table:table-cell>
              <table:table-cell>
                <text:p>18</text:p>
              </table:table-cell>
            </table:table-row>
            <table:table-row table:style-name="ro7" table:default-cell-style-name="ce4">
              <table:table-cell>
                <text:p>Zeitpunkt der Inbetriebnahme</text:p>
              </table:table-cell>
              <table:table-cell>
                <text:p>10</text:p>
              </table:table-cell>
            </table:table-row>
            <table:table-row table:style-name="ro7" table:default-cell-style-name="ce4">
              <table:table-cell>
                <text:p>PLZ</text:p>
              </table:table-cell>
              <table:table-cell>
                <text:p><text:s/>5</text:p>
              </table:table-cell>
            </table:table-row>
            <table:table-row table:style-name="ro7" table:default-cell-style-name="ce4">
              <table:table-cell>
                <text:p>Strasse</text:p>
              </table:table-cell>
              <table:table-cell>
                <text:p>3</text:p>
              </table:table-cell>
            </table:table-row>
            <table:table-row table:style-name="ro8" table:default-cell-style-name="ce4">
              <table:table-cell>
                <text:p>Nummer</text:p>
              </table:table-cell>
              <table:table-cell>
                <text:p>2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EG-Stammdaten - Qualität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Leistungsabweichungen durch unterschiedliche Genauigkeit </text:p>
                <text:list>
                  <text:list-item>
                    <text:p>Lösung: </text:p>
                    <text:list>
                      <text:list-item>
                        <text:p>Entscheidung für den Wert mit höchster Präzision</text:p>
                      </text:list-item>
                      <text:list-item>
                        <text:p>Bereinigt 94% der Konflikte</text:p>
                      </text:list-item>
                    </text:list>
                  </text:list-item>
                </text:list>
              </text:list-item>
              <text:list-item>
                <text:p>Andere lösbare Konflikte</text:p>
                <text:list>
                  <text:list-item>
                    <text:p>Unterschiedliche Terme für gleiche Information</text:p>
                    <text:list>
                      <text:list-item>
                        <text:p>Beispiel: „Wind“ und „Windenergie“</text:p>
                      </text:list-item>
                    </text:list>
                  </text:list-item>
                  <text:list-item>
                    <text:p>Gleicher Inhalt, andere Schreibweise <text:s/></text:p>
                    <text:list>
                      <text:list-item>
                        <text:p>Schreibfehler, „versteckte“ Leerzeichen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EEG-Stammdaten - Qualitä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11 nicht Lösbare Konflikte</text:p>
                <text:list>
                  <text:list-item>
                    <text:p>1 x Energieträger(„Bio“ &lt;&gt; „Solar“) </text:p>
                  </text:list-item>
                  <text:list-item>
                    <text:p>10 x Datum der Inbetriebnahme</text:p>
                    <text:p/>
                  </text:list-item>
                </text:list>
              </text:list-item>
              <text:list-item>
                <text:p>Nicht entscheidbar, welcher Wert richtig ist</text:p>
                <text:list>
                  <text:list-header>
                    <text:p/>
                  </text:list-header>
                </text:list>
              </text:list-item>
              <text:list-item>
                <text:p>Aufnahme beider Werte in Ontologie</text:p>
                <text:list>
                  <text:list-item>
                    <text:p>Kommentar mit rdfs:comment zum Konflikt bei entsprechender Anl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EEG-Stammdaten - Aktualität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  <text:list-item>
                <text:p>50Hertz bietet ständig aktualisierte Anlagedaten an</text:p>
                <text:list>
                  <text:list-item>
                    <text:p>Datenbankexport</text:p>
                  </text:list-item>
                  <text:list-item>
                    <text:p>Neueste Anlage gehen am 31.01.2014 in Betrieb(nicht in Leipzig)</text:p>
                  </text:list-item>
                </text:list>
              </text:list-item>
            </text:list>
          </draw:text-box>
        </draw:frame>
        <draw:frame draw:style-name="standard" draw:layer="layout" svg:width="22.937cm" svg:height="9.514cm" svg:x="2.862cm" svg:y="4.91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9" table:default-cell-style-name="ce1">
              <table:table-cell>
                <text:p><text:span text:style-name="T2">Quelle</text:span></text:p>
              </table:table-cell>
              <table:table-cell>
                <text:p><text:span text:style-name="T2">Veröffentlichung der Daten</text:span></text:p>
              </table:table-cell>
              <table:table-cell>
                <text:p><text:span text:style-name="T2">Aktualität der Anlageninformationen</text:span></text:p>
              </table:table-cell>
            </table:table-row>
            <table:table-row table:style-name="ro10" table:default-cell-style-name="ce3">
              <table:table-cell table:style-name="ce2">
                <text:p><text:span text:style-name="T3">50Hertz.com</text:span></text:p>
                <text:p><text:span text:style-name="T3"/></text:p>
              </table:table-cell>
              <table:table-cell>
                <text:p text:style-name="P3">November 2013*</text:p>
              </table:table-cell>
              <table:table-cell>
                <text:p text:style-name="P3">September 2013</text:p>
              </table:table-cell>
            </table:table-row>
            <table:table-row table:style-name="ro10" table:default-cell-style-name="ce3">
              <table:table-cell>
                <text:p text:style-name="P3"><text:span text:style-name="T3">eeg-kwk.net</text:span></text:p>
                <text:p text:style-name="P3"><text:span text:style-name="T3"/></text:p>
              </table:table-cell>
              <table:table-cell>
                <text:p text:style-name="P3"><text:span text:style-name="T3">31.05.2013</text:span></text:p>
              </table:table-cell>
              <table:table-cell>
                <text:p text:style-name="P3"><text:span text:style-name="T3">2012</text:span></text:p>
              </table:table-cell>
            </table:table-row>
            <table:table-row table:style-name="ro11" table:default-cell-style-name="ce3">
              <table:table-cell table:style-name="ce2">
                <text:p><text:span text:style-name="T3">Mitteldeutsche Netzgesellschaft Strom mbH</text:span></text:p>
              </table:table-cell>
              <table:table-cell>
                <text:p text:style-name="P3"><text:span text:style-name="T3">03.06.2013</text:span></text:p>
              </table:table-cell>
              <table:table-cell>
                <text:p text:style-name="P3"><text:span text:style-name="T3">2012</text:span></text:p>
              </table:table-cell>
            </table:table-row>
            <table:table-row table:style-name="ro12" table:default-cell-style-name="ce3">
              <table:table-cell>
                <text:p text:style-name="P3"><text:span text:style-name="T3">Netz Leipzig GmbH</text:span></text:p>
              </table:table-cell>
              <table:table-cell>
                <text:p text:style-name="P3"><text:span text:style-name="T3">08.10.2013</text:span></text:p>
              </table:table-cell>
              <table:table-cell>
                <text:p text:style-name="P3"><text:span text:style-name="T3">2012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Quellen</text:p>
          </draw:text-box>
        </draw:frame>
        <draw:frame presentation:style-name="pr4" draw:layer="layout" svg:width="25.199cm" svg:height="14.286cm" svg:x="1.4cm" svg:y="4.914cm" presentation:class="outline" presentation:placeholder="true" presentation:user-transformed="true">
          <draw:text-box/>
        </draw:frame>
        <draw:frame draw:style-name="standard" draw:layer="layout" svg:width="24.464cm" svg:height="13.497cm" svg:x="2.353cm" svg:y="5.668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3" table:default-cell-style-name="ce7">
              <table:table-cell table:number-columns-spanned="2">
                <text:p text:style-name="P5"><text:span text:style-name="T6">EEG-Stammdaten</text:span></text:p>
              </table:table-cell>
              <table:covered-table-cell/>
            </table:table-row>
            <table:table-row table:style-name="ro14" table:default-cell-style-name="ce8">
              <table:table-cell>
                <text:p text:style-name="P5"><text:span text:style-name="T6">[1]</text:span></text:p>
              </table:table-cell>
              <table:table-cell>
                <text:list text:style-name="L3">
                  <text:list-item>
                    <text:list>
                      <text:list-header>
                        <text:p text:style-name="P5"><text:span text:style-name="T6"><text:a xlink:href="http://www.50hertz.com/cps/rde/xchg/trm_de/hs.xsl/165.htm" xlink:type="simple">http://www.50hertz.com/cps/rde/xchg/trm_de/hs.xsl/165.htm</text:a></text:span></text:p>
                        <text:p text:style-name="P5"><text:span text:style-name="T6"/></text:p>
                      </text:list-header>
                    </text:list>
                  </text:list-item>
                </text:list>
              </table:table-cell>
            </table:table-row>
            <table:table-row table:style-name="ro15" table:default-cell-style-name="ce8">
              <table:table-cell>
                <text:p text:style-name="P5"><text:span text:style-name="T6">[2]</text:span></text:p>
              </table:table-cell>
              <table:table-cell>
                <text:list text:continue-numbering="true" text:style-name="L3">
                  <text:list-item>
                    <text:list>
                      <text:list-header>
                        <text:p text:style-name="P5"><text:span text:style-name="T6"><text:a xlink:href="http://www.eeg-kwk.net/de/Anlagenstammdaten.htm" xlink:type="simple">http://www.eeg-kwk.net/de/Anlagenstammdaten.htm</text:a></text:span></text:p>
                        <text:p text:style-name="P5"><text:span text:style-name="T6"/></text:p>
                      </text:list-header>
                    </text:list>
                  </text:list-item>
                </text:list>
              </table:table-cell>
            </table:table-row>
            <table:table-row table:style-name="ro16" table:default-cell-style-name="ce8">
              <table:table-cell>
                <text:p text:style-name="P5"><text:span text:style-name="T6">[3]</text:span></text:p>
              </table:table-cell>
              <table:table-cell>
                <text:list text:continue-numbering="true" text:style-name="L3">
                  <text:list-item>
                    <text:list>
                      <text:list-header>
                        <text:p text:style-name="P5"><text:span text:style-name="T6"><text:a xlink:href="http://www.netz-leipzig.de/netzanschluesse/erzeugungsanlagen/?eID=dam_frontend_push&amp;docID=358" xlink:type="simple">http://www.netz-leipzig.de/netzanschluesse/erzeugungsanlagen/?eID=dam_frontend_push&amp;docID=358</text:a></text:span></text:p>
                        <text:p text:style-name="P5"><text:span text:style-name="T6"/></text:p>
                        <text:p text:style-name="P5"><text:span text:style-name="T6"/></text:p>
                      </text:list-header>
                    </text:list>
                  </text:list-item>
                </text:list>
              </table:table-cell>
            </table:table-row>
            <table:table-row table:style-name="ro17" table:default-cell-style-name="ce8">
              <table:table-cell>
                <text:p text:style-name="P5"><text:span text:style-name="T6">[4]</text:span></text:p>
              </table:table-cell>
              <table:table-cell>
                <text:list text:continue-numbering="true" text:style-name="L3">
                  <text:list-item>
                    <text:list>
                      <text:list-header>
                        <text:p text:style-name="P5"><text:span text:style-name="T6"><text:a xlink:href="https://www.mitnetz-strom.de/irj/go/km/docs/z_ep_em_unt_documents/em/mitnetzstrom/Dokumente/Stammdaten_EEG-Jahresmeldung_2012_MITNETZ%20STROM.pdf" xlink:type="simple">https://www.mitnetz-strom.de/irj/go/km/docs/z_ep_em_unt_documents/em/mitnetzstrom/Dokumente/Stammdaten_EEG-Jahresmeldung_2012_MITNETZ%20STROM.pdf</text:a></text:span></text:p>
                        <text:p text:style-name="P5"><text:span text:style-name="T6"/></text:p>
                      </text:list-header>
                    </text:list>
                  </text:list-item>
                </text:list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ellen_20_Überschrift" style:display-name="Tabellen Überschrift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ellen_20_Inhalt" style:display-name="Tabellen Inhalt" style:family="graphic">
      <style:paragraph-properties style:text-autospace="none"/>
    </style:style>
    <style:style style:name="Verzeichnis" style:family="graphic">
      <style:paragraph-properties style:text-autospace="none"/>
      <style:text-properties style:font-name-asian="Lohit Devanagari2" style:font-family-asian="'Lohit Devanagari'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name-asian="Lohit Devanagari2" style:font-family-asian="'Lohit Devanagari'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i </meta:initial-creator>
    <meta:creation-date>2014-01-14T23:55:47.169825819</meta:creation-date>
    <dc:date>2014-01-30T14:13:49.130505979</dc:date>
    <dc:creator>Andi </dc:creator>
    <meta:editing-duration>PT4H4M35S</meta:editing-duration>
    <meta:editing-cycles>77</meta:editing-cycles>
    <meta:generator>LibreOffice/4.1.3.2$Linux_X86_64 LibreOffice_project/410$Build-2</meta:generator>
    <meta:document-statistic meta:object-count="66"/>
  </office:meta>
</office:document-meta>
</file>